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398.16mm"/>
    </style:style>
    <style:style style:name="co4" style:family="table-column">
      <style:table-column-properties fo:break-before="auto" style:column-width="164.5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glasD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ingreso_retencion(11).</text:p>
          </table:table-cell>
          <table:table-cell office:value-type="string" calcext:value-type="string">
            <text:p>El concepto 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eldoSemestralViejo(S,T,VT) :- salarioBasicoViejo(S,SV), bonificacionViejo(SV,BV),primaViejo(SV,T,PS), VT is SV+BV+PS.</text:p>
          </table:table-cell>
          <table:table-cell office:value-type="string" calcext:value-type="string">
            <text:p>Regla para sueldo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ud(TL,V,S) :- periodo_liq_salud(TL),S is V*0.04.</text:p>
          </table:table-cell>
          <table:table-cell office:value-type="string" calcext:value-type="string">
            <text:p>Regla para calcular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nsion(TL,V,S) :- periodo_liq_pension(TL), S is V*0.04.</text:p>
          </table:table-cell>
          <table:table-cell office:value-type="string" calcext:value-type="string">
            <text:p>Regla para calcular pens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REgla para novedades fij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porteTope(2017,5928700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porte(2017,153274).</text:p>
          </table:table-cell>
          <table:table-cell office:value-type="string" calcext:value-type="string">
            <text:p>Hecho con tope para subsidio de trans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Tope(2017,5928700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mentacion(2017,140932).</text:p>
          </table:table-cell>
          <table:table-cell office:value-type="string" calcext:value-type="string">
            <text:p>Hecho con tope para subsidio de aliment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maServicios(S,T,P) :- (T @&gt;= 12 -&gt; P is S;P is S/12).</text:p>
          </table:table-cell>
          <table:table-cell office:value-type="string" calcext:value-type="string">
            <text:p>Regla para prima por servic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fo_concepto(X,T,P,N,R) :- concepto(X,T,Y,N,Z,P),((Y==porcentaje)-&gt;(valor_pago(X,P,V),R is V * Z)).</text:p>
          </table:table-cell>
          <table:table-cell office:value-type="string" calcext:value-type="string">
            <text:p>Regla para novedades porcentu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or_pago(X,V,P):- P is X*V/100.</text:p>
          </table:table-cell>
          <table:table-cell office:value-type="string" calcext:value-type="string">
            <text:p>Regla para novedades porcentuales (calcular valor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 para concepto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debe ser tenido en cuenta para pagos de salud y pen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Viejo(S,C,T,X) :- (C = 1 -&gt; X is (S+S*0.35) *(T/30); X is S * (T /30)).</text:p>
          </table:table-cell>
          <table:table-cell office:value-type="string" calcext:value-type="string">
            <text:p>Regla para hallar salario de docentes viej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quidar(R,P,V,T,C,L):- (R == 1 -&gt; salarioBasicoNuevo(P,V,T,S), L is S;R == 2 -&gt; <text:s/>salarioBasicoViejo(V,C,T,X), L is X; L is 0).</text:p>
          </table:table-cell>
          <table:table-cell office:value-type="string" calcext:value-type="string">
            <text:p>Regla para liquidar docent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ioBasicoNuevo(P,V,T,S) :- S is (P*V)*(T/30).</text:p>
          </table:table-cell>
          <table:table-cell office:value-type="string" calcext:value-type="string">
            <text:p>Regla para hallar salario de docentes nue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6,30).</text:p>
          </table:table-cell>
          <table:table-cell office:value-type="string" calcext:value-type="string">
            <text:p>Para el sueldo de vacaciones, nómina 5, los días a liquidar son 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ibc(V):- conceptos_ibc(X), sumar_ibc(X,Y), V is Y.</text:p>
          </table:table-cell>
          <table:table-cell office:value-type="string" calcext:value-type="string">
            <text:p>calcular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primaAnt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bonServ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gastosRep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s_ibc(salarioBase).</text:p>
          </table:table-cell>
          <table:table-cell office:value-type="string" calcext:value-type="string">
            <text:p>Concepto i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ps(DL,R,V):-dias_liq_doc(R,ND), (DL@&gt;=360 -&gt; V is 30; DL &lt; 90 -&gt; V is 0; V is ((DL*ND) / 360 rnd 0)). </text:p>
          </table:table-cell>
          <table:table-cell office:value-type="string" calcext:value-type="string">
            <text:p>dias a liquidar para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1,30).</text:p>
          </table:table-cell>
          <table:table-cell office:value-type="string" calcext:value-type="string">
            <text:p>Si el docente es 1, es regimen nuevo, se liquidan 30 días de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oc(2,15).</text:p>
          </table:table-cell>
          <table:table-cell office:value-type="string" calcext:value-type="string">
            <text:p>SI el docentes es 2, es regimen antiguo, se liquidan 15 doas de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a buscar en prima semest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bs(N,D,V):- bonificacion_servicio_ps(N,X), V is ((X/12) rnd 0).</text:p>
          </table:table-cell>
          <table:table-cell office:value-type="string" calcext:value-type="string">
            <text:p>Doceava de bonificacion por servicios doce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5,21).</text:p>
          </table:table-cell>
          <table:table-cell office:value-type="string" calcext:value-type="string">
            <text:p>Para la prima de vacaciones, nómina 4, los días a liquidar son 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4,20).</text:p>
          </table:table-cell>
          <table:table-cell office:value-type="string" calcext:value-type="string">
            <text:p>sas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ASDS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ASD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ASD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A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6,30).</text:p>
          </table:table-cell>
          <table:table-cell office:value-type="string" calcext:value-type="string">
            <text:p>Para la prima de navidad, nómina 6, los días a liquidar son 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2,4,15).</text:p>
          </table:table-cell>
          <table:table-cell office:value-type="string" calcext:value-type="string">
            <text:p>dsa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as_liq_dic(1,5,34).</text:p>
          </table:table-cell>
          <table:table-cell office:value-type="string" calcext:value-type="string">
            <text:p>d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prueba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en el que se calcula sal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en el que se calcula pens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ificacionServicios(V,S) :-esAnual(si), (V/2 @&lt; 756411 -&gt; S is V*0.50; S is V*0.35).</text:p>
          </table:table-cell>
          <table:table-cell office:value-type="string" calcext:value-type="string">
            <text:p>Regla bonificación por servic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ingreso_retencion(1174).</text:p>
          </table:table-cell>
          <table:table-cell office:value-type="string" calcext:value-type="string">
            <text:p>El concepto 1174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ingreso_retencion(111).</text:p>
          </table:table-cell>
          <table:table-cell office:value-type="string" calcext:value-type="string">
            <text:p>El concepto 111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ingreso_retencion(129).</text:p>
          </table:table-cell>
          <table:table-cell office:value-type="string" calcext:value-type="string">
            <text:p>El concepto 129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ingreso_retencion(1175).</text:p>
          </table:table-cell>
          <table:table-cell office:value-type="string" calcext:value-type="string">
            <text:p>El concepto 1175 aplica para ingreso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deduccion_retencion(239).</text:p>
          </table:table-cell>
          <table:table-cell office:value-type="string" calcext:value-type="string">
            <text:p>El concepto 239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deduccion_retencion(290).</text:p>
          </table:table-cell>
          <table:table-cell office:value-type="string" calcext:value-type="string">
            <text:p>EL concepto 290 aplica para deducció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deduccion_retencion(291).</text:p>
          </table:table-cell>
          <table:table-cell office:value-type="string" calcext:value-type="string">
            <text:p>EL concepto 291 aplica para deduccion en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ustar_deducciones(AD):- ingreso_retencion(IR),deduccion_salud(DS), deduccion_pen_vol(DPV), valor_uvt(2017, VU), Y is ((IR * 0.30) rnd 0), X is DS + DPV, Z is X / VU, (X@&gt;=Y -&gt; (Z@&gt;=316.66 -&gt; AD is ((VU * 316.66 )rnd 0);AD is X); AD is DPV).</text:p>
          </table:table-cell>
          <table:table-cell office:value-type="string" calcext:value-type="string">
            <text:p>Ajusto de deduccion, si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alivio_beneficiario(CAB):-beneficiario(si), ingreso_retencion(IR), valor_uvt(2017, VU), X is (IR * 0.10 rnd 0), Y is X / VU, (Y@&gt;=32 -&gt; CAB is VU * 32;CAB is X).</text:p>
          </table:table-cell>
          <table:table-cell office:value-type="string" calcext:value-type="string">
            <text:p>Alivio de retención en la fuente, si empleado cuenta con beneficiar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deduccion_penvol_retencion(2173).</text:p>
          </table:table-cell>
          <table:table-cell office:value-type="string" calcext:value-type="string">
            <text:p>Hecho para parametrizar concepto que se debe consultar para pagos de pensión volunt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alivio_vivienda(CAV):- intereses_vivienda(IV), valor_uvt(2017, VU), Y is IV / VU, (Y@&gt;=100 -&gt; CAV is VU * 100; CAV is IV).</text:p>
          </table:table-cell>
          <table:table-cell office:value-type="string" calcext:value-type="string">
            <text:p>Alivio de retención en la fuente, si empleado cuenta con interés de vivi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alivio_salud_prepagada(CSP):- salud_prepagada(SP), valor_uvt(2017, VU), Y is SP / VU, (Y@&gt;=16 -&gt; CSP is VU * 16; CSP is SP).</text:p>
          </table:table-cell>
          <table:table-cell office:value-type="string" calcext:value-type="string">
            <text:p>Alivio de retención en la fuente, si empleado cuenta con pagos de salud prepag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ar_alivios(B,V,SP,D):- calcular_alivio_beneficiario(CAB), B is CAB, calcular_alivio_vivienda(CIV), V is CIV, calcular_alivio_salud_prepagada(CSP), SP is CSP.</text:p>
          </table:table-cell>
          <table:table-cell office:value-type="string" calcext:value-type="string">
            <text:p>Regla general para alivios de retefu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e_deduccion(TD):- ingreso_retencion(IR), TD is IR * 0.40.</text:p>
          </table:table-cell>
          <table:table-cell office:value-type="string" calcext:value-type="string">
            <text:p>Tope de deduccion para emple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or_retencion(VR):- porcentaje_diciembre(PD),ingreso_retencion(IR), definitivo_deduccion(DD), tope_deduccion(TD), (DD@&gt;=TD-&gt; X is TD; X is DD),G is ((IR - X) * 0.75), VR is (((G * PD)/ 100) rnd 0). <text:s/></text:p>
          </table:table-cell>
          <table:table-cell office:value-type="string" calcext:value-type="string">
            <text:p>Calculo de valor de reten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lica_gastos_rep(12).</text:p>
          </table:table-cell>
          <table:table-cell office:value-type="string" calcext:value-type="string">
            <text:p>Hecho para parametrizar concepto que se debe consultar para pagos de gastos de represent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duccion_gastos_rep_rector(DGR):- cargo(1), ingreso_retencion(IR), valor_gastos_rep(G), DGR is IR - G. </text:p>
          </table:table-cell>
          <table:table-cell office:value-type="string" calcext:value-type="string">
            <text:p>Calculo de deduccion de gastos de representación; aplica para re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initivo_deduccion(DD):- tope_deduccion(TD), DD is TD.</text:p>
          </table:table-cell>
          <table:table-cell office:value-type="string" calcext:value-type="string">
            <text:p>sdas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5" meta:object-count="0"/>
    <meta:generator>LibreOffice/5.0.6.2$Linux_X86_64 LibreOffice_project/00$Build-2</meta:generator>
  </office:meta>
</office:document-meta>
</file>